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number-columns-repeated="1018"/>
        </table:table-row>
        <table:table-row table:style-name="ro1" table:number-rows-repeated="653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3">13/11/2010</text:date>, <text:time>23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13T23:39:43.72</dc:date>
    <dc:creator>Emeric Vernat</dc:creator>
    <meta:editing-duration>PT240H19M24S</meta:editing-duration>
    <meta:editing-cycles>188</meta:editing-cycles>
    <meta:generator>OpenOffice.org/3.2$Win32 OpenOffice.org_project/320m18$Build-9502</meta:generator>
    <meta:document-statistic meta:table-count="2" meta:cell-count="1375" meta:object-count="0"/>
  </office:meta>
</office:document-meta>
</file>